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885" officeooo:paragraph-rsid="00028885"/>
    </style:style>
    <style:style style:name="P2" style:family="paragraph" style:parent-style-name="Standard">
      <style:text-properties officeooo:rsid="0004fd1e" officeooo:paragraph-rsid="0004fd1e"/>
    </style:style>
    <style:style style:name="P3" style:family="paragraph" style:parent-style-name="Standard" style:list-style-name="L1">
      <style:text-properties officeooo:rsid="00050680" officeooo:paragraph-rsid="00050680"/>
    </style:style>
    <style:style style:name="T1" style:family="text">
      <style:text-properties officeooo:rsid="00042de8"/>
    </style:style>
    <style:style style:name="T2" style:family="text">
      <style:text-properties officeooo:rsid="00050680"/>
    </style:style>
    <style:style style:name="T3" style:family="text">
      <style:text-properties officeooo:rsid="0006e7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 czego służy</text:p>
      <text:p text:style-name="P1"/>
      <text:p text:style-name="P1">Computer Vision – jak nauczyć komputer aby rozumiał i rozpoznawał przetwarzane obrazki/filmiki.</text:p>
      <text:p text:style-name="P2"/>
      <text:p text:style-name="P2">Projekt wystartował w 1999 r. pod inicjatywą Intela, <text:span text:style-name="T2">później w 2008 r. zespół projektowy przeszedł do Willow Garage (Robotyka),</text:span></text:p>
      <text:p text:style-name="P1"/>
      <text:p text:style-name="P2">Podstawowe założeni<text:span text:style-name="T3">e</text:span></text:p>
      <text:list xml:id="list4620395219491741581" text:style-name="L1">
        <text:list-header>
          <text:p text:style-name="P3">Stworzenie otwartego, zoptymalizowanego kodu aby uniknąć tworzenia tych samych rzeczy na nowo.</text:p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6:46:52.807000000</meta:creation-date>
    <dc:date>2016-12-06T11:12:23.863000000</dc:date>
    <meta:editing-duration>PT3H34M17S</meta:editing-duration>
    <meta:editing-cycles>1</meta:editing-cycles>
    <meta:document-statistic meta:table-count="0" meta:image-count="0" meta:object-count="0" meta:page-count="1" meta:paragraph-count="6" meta:word-count="50" meta:character-count="355" meta:non-whitespace-character-count="311"/>
    <meta:generator>LibreOffice/5.2.3.3$Windows_x86 LibreOffice_project/d54a8868f08a7b39642414cf2c8ef2f228f780cf</meta:generator>
  </office:meta>
</office:document-meta>
</file>